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51">
            <text:p>851</text:p>
          </table:table-cell>
          <table:table-cell table:style-name="ce22" office:value-type="float" office:value="51">
            <text:p>5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05">
            <text:p>90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46">
            <text:p>1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5">
            <text:p>8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1">
            <text:p>71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38">
            <text:p>938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509">
            <text:p>3509</text:p>
          </table:table-cell>
          <table:table-cell table:style-name="ce22" office:value-type="float" office:value="172">
            <text:p>17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579">
            <text:p>157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1">
            <text:p>61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22">
            <text:p>82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876">
            <text:p>2876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6385">
            <text:p>6385</text:p>
          </table:table-cell>
          <table:table-cell table:style-name="ce22" office:value-type="float" office:value="245">
            <text:p>2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